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dfc" officeooo:paragraph-rsid="000c0d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arsany/openpilot/openpilot-env/lib/python3.10/site-packages/opendbc/car/docs_definitions.py</text:p>
      <text:p text:style-name="Standard"/>
      <text:p text:style-name="Standard">/home/arsany/openpilot/tools/longitudinal_maneuvers/generate_report.py</text:p>
      <text:p text:style-name="Standard"/>
      <text:p text:style-name="Standard"/>
      <text:p text:style-name="Standard"/>
      <text:p text:style-name="Standard"/>
      <text:p text:style-name="P1">Edited links for <text:span text:style-name="T2">autoResumeSng</text:span></text:p>
      <text:p text:style-name="Standard"/>
      <text:p text:style-name="Standard"/>
      <text:p text:style-name="Standard">/home/arsany/openpilot/opendbc_repo/opendbc/car/docs_definitions.py</text:p>
      <text:p text:style-name="Standard"/>
      <text:p text:style-name="Standard">/home/arsany/openpilot/openpilot-env/lib/python3.10/site-packages/opendbc/car/docs_definitions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0:55:44.823072583</meta:creation-date>
    <dc:date>2025-03-26T11:59:11.351566565</dc:date>
    <meta:editing-duration>PT53M1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5" meta:word-count="8" meta:character-count="361" meta:non-whitespace-character-count="358"/>
  </office:meta>
</office:document-meta>
</file>